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48b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12072346651" text:style-name="L1">
        <text:list-item>
          <text:p text:style-name="P3">必须是陈述句。疑问句，祈使句等都不是命题。</text:p>
        </text:list-item>
        <text:list-item>
          <text:p text:style-name="P3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1" draw:name="Object1" text:anchor-type="as-char" svg:y="-0.393cm" svg:width="0.758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1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1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1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1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1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1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1" draw:name="Object22" text:anchor-type="as-char" svg:y="-0.393cm" svg:width="1.111cm" svg:height="0.49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20" text:anchor-type="as-char" svg:y="-0.393cm" svg:width="1.113cm" svg:height="0.492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1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1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1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定义5 蕴涵 </text:h>
      <text:p text:style-name="Text_20_body">令p和q为命题，则<draw:frame draw:style-name="fr1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1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1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<text:soft-page-break/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1" draw:name="Object18" text:anchor-type="as-char" svg:y="-0.393cm" svg:width="1.113cm" svg:height="0.492cm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1" draw:name="Object17" text:anchor-type="as-char" svg:y="-0.393cm" svg:width="1.134cm" svg:height="0.492cm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1" draw:name="Object19" text:anchor-type="as-char" svg:y="-0.393cm" svg:width="1.681cm" svg:height="0.492cm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1" draw:name="Object12" text:anchor-type="as-char" svg:y="-0.393cm" svg:width="1.134cm" svg:height="0.492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1305761251" text:style-name="L2">
        <text:list-item>
          <text:p text:style-name="P4">如果今天是星期五，那么2+3=5</text:p>
          <text:p text:style-name="P4">由于q总是真的，所以蕴涵总是为真。</text:p>
          <text:p text:style-name="P4">但是p和q之间没有任何关联，蕴涵没有实际意义。</text:p>
        </text:list-item>
        <text:list-item>
          <text:p text:style-name="P4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1" draw:name="Object25" text:anchor-type="as-char" svg:y="-0.393cm" svg:width="1.503cm" svg:height="0.492cm" draw:z-index="35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1" draw:name="Object23" text:anchor-type="as-char" svg:y="-0.393cm" svg:width="1.503cm" svg:height="0.492cm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1" draw:name="Object24" text:anchor-type="as-char" svg:y="-0.393cm" svg:width="1.503cm" svg:height="0.492cm" draw:z-index="37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1" draw:name="Object27" text:anchor-type="as-char" svg:y="-0.393cm" svg:width="3.348cm" svg:height="0.517cm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1" draw:name="Object26" text:anchor-type="as-char" svg:y="-0.393cm" svg:width="1.113cm" svg:height="0.492cm" draw:z-index="4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<text:soft-page-break/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1" draw:name="Object30" text:anchor-type="as-char" svg:y="-0.393cm" svg:width="1.134cm" svg:height="0.492cm" draw:z-index="3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1" draw:name="Object31" text:anchor-type="as-char" svg:y="-0.393cm" svg:width="1.134cm" svg:height="0.492cm" draw:z-index="4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1" draw:name="Object28" text:anchor-type="as-char" svg:y="-0.393cm" svg:width="2.327cm" svg:height="0.517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<draw:frame draw:style-name="fr1" draw:name="Object32" text:anchor-type="as-char" svg:y="-0.393cm" svg:width="1.393cm" svg:height="0.492cm" draw:z-index="72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1" draw:name="Object36" text:anchor-type="as-char" svg:y="-0.393cm" svg:width="1.397cm" svg:height="0.492cm" draw:z-index="73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1" draw:name="Object37" text:anchor-type="as-char" svg:y="-0.393cm" svg:width="1.499cm" svg:height="0.492cm" draw:z-index="40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1" draw:name="Object38" text:anchor-type="as-char" svg:y="-0.393cm" svg:width="1.224cm" svg:height="0.492cm" draw:z-index="42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1" draw:name="Object57" text:anchor-type="as-char" svg:y="-0.393cm" svg:width="3.009cm" svg:height="0.515cm" draw:z-index="43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1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<text:soft-page-break/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1" draw:name="Object60" text:anchor-type="as-char" svg:y="-0.393cm" svg:width="2.332cm" svg:height="0.563cm" draw:z-index="60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1" draw:name="Object61" text:anchor-type="as-char" svg:y="-0.393cm" svg:width="3.027cm" svg:height="0.563cm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1" draw:name="对象1" text:anchor-type="as-char" svg:y="-0.388cm" svg:width="1.744cm" svg:height="0.51cm" draw:z-index="64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1" draw:name="对象3" text:anchor-type="as-char" svg:y="-0.377cm" svg:width="2.066cm" svg:height="0.533cm" draw:z-index="65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1" draw:name="对象2" text:anchor-type="as-char" svg:y="-0.39cm" svg:width="6.634cm" svg:height="0.543cm" draw:z-index="66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1" draw:name="对象4" text:anchor-type="as-char" svg:y="-0.39cm" svg:width="1.699cm" svg:height="0.512cm" draw:z-index="67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1" draw:name="对象5" text:anchor-type="as-char" svg:y="-0.377cm" svg:width="2.066cm" svg:height="0.533cm" draw:z-index="68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1" draw:name="对象6" text:anchor-type="as-char" svg:y="-0.39cm" svg:width="6.585cm" svg:height="0.543cm" draw:z-index="69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/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7" text:anchor-type="as-char" svg:y="-0.39cm" svg:width="1.748cm" svg:height="0.512cm" draw:z-index="70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1" draw:name="对象8" text:anchor-type="as-char" svg:y="-0.39cm" svg:width="1.699cm" svg:height="0.512cm" draw:z-index="71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<text:soft-page-break/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1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1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1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1" draw:name="对象12" text:anchor-type="as-char" svg:y="-0.39cm" svg:width="3.383cm" svg:height="0.512cm" draw:z-index="24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/>
      <text:p text:style-name="Text_20_body">有些狮子不喝咖啡</text:p>
      <text:p text:style-name="Text_20_body">错解：</text:p>
      <text:p text:style-name="Text_20_body"><draw:frame draw:style-name="fr1" draw:name="对象13" text:anchor-type="as-char" svg:y="-0.39cm" svg:width="3.582cm" svg:height="0.512cm" draw:z-index="27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1" draw:name="对象15" text:anchor-type="as-char" svg:y="-0.39cm" svg:width="3.498cm" svg:height="0.512cm" draw:z-index="34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1" text:outline-level="1"><text:soft-page-break/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4" text:anchor-type="as-char" svg:y="-0.393cm" svg:width="1.921cm" svg:height="0.492cm" draw:z-index="2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5" text:anchor-type="as-char" svg:y="-0.393cm" svg:width="1.949cm" svg:height="0.492cm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6" text:anchor-type="as-char" svg:y="-0.393cm" svg:width="1.969cm" svg:height="0.492cm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7" text:anchor-type="as-char" svg:y="-0.393cm" svg:width="2.02cm" svg:height="0.492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8" text:anchor-type="as-char" svg:y="-0.393cm" svg:width="3.272cm" svg:height="0.492cm" draw:z-index="46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41" text:anchor-type="as-char" svg:y="-0.393cm" svg:width="2.215cm" svg:height="0.492cm" draw:z-index="47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6" text:anchor-type="as-char" svg:y="-0.393cm" svg:width="2.191cm" svg:height="0.492cm" draw:z-index="49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49" text:anchor-type="as-char" svg:y="-0.393cm" svg:width="2.076cm" svg:height="0.515cm" draw:z-index="5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0" text:anchor-type="as-char" svg:y="-0.393cm" svg:width="2.489cm" svg:height="0.492cm" draw:z-index="51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1" text:anchor-type="as-char" svg:y="-0.393cm" svg:width="2.494cm" svg:height="0.492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2" text:anchor-type="as-char" svg:y="-0.393cm" svg:width="4.3cm" svg:height="0.515cm" draw:z-index="53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3" text:anchor-type="as-char" svg:y="-0.393cm" svg:width="4.3cm" svg:height="0.515cm" draw:z-index="54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1" draw:name="Object54" text:anchor-type="as-char" svg:y="-0.393cm" svg:width="5.218cm" svg:height="0.515cm" draw:z-index="55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1" draw:name="Object55" text:anchor-type="as-char" svg:y="-0.393cm" svg:width="5.218cm" svg:height="0.515cm" draw:z-index="56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1" draw:name="Object39" text:anchor-type="as-char" svg:y="-0.393cm" svg:width="3.607cm" svg:height="0.517cm" draw:z-index="57"><draw:object xlink:href="./Object 39" xlink:type="simple" xlink:show="embed" xlink:actuate="onLoad"/><draw:image xlink:href="./ObjectReplacements/Object 39" xlink:type="simple" xlink:show="embed" xlink:actuate="onLoad"/></draw:frame>推广： <draw:frame draw:style-name="fr1" draw:name="Object42" text:anchor-type="as-char" svg:y="-0.393cm" svg:width="7.662cm" svg:height="0.563cm" draw:z-index="58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1" draw:name="Object40" text:anchor-type="as-char" svg:y="-0.393cm" svg:width="3.607cm" svg:height="0.517cm" draw:z-index="59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1" draw:name="Object43" text:anchor-type="as-char" svg:y="-0.393cm" svg:width="7.662cm" svg:height="0.563cm" draw:z-index="6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1" draw:name="Object29" text:anchor-type="as-char" svg:y="-0.393cm" svg:width="2.78cm" svg:height="0.492cm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1" text:outline-level="1">附录C<text:tab/>工具集</text:h>
      <text:h text:style-name="Heading_20_2" text:outline-level="2"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列举所有的情况</text:p>
      <text:p text:style-name="Text_20_body"><text:soft-page-break/>然后归类， 使想象时能够覆盖到每个类，每个元素</text:p>
      <text:h text:style-name="Heading_20_2" text:outline-level="2"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乘法原理</text:h>
      <text:p text:style-name="Text_20_body">搞清什么时候用加法<text:span text:style-name="T3">，什么使用用乘法</text:span></text:p>
      <text:h text:style-name="Heading_20_2" text:outline-level="2">加法原理</text:h>
      <text:h text:style-name="Heading_20_2" text:outline-level="2">表格</text:h>
      <text:p text:style-name="Text_20_body">一维表格，二维表格， 三维表格</text:p>
      <text:p text:style-name="Text_20_body"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简化</text:h>
      <text:p text:style-name="Text_20_body">将问题简化，3维向2维1维转化</text:p>
      <text:p text:style-name="Text_20_body"/>
      <text:h text:style-name="Heading_20_1" text:outline-level="1"><text:soft-page-break/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1" draw:name="Object33" text:anchor-type="as-char" svg:y="-0.393cm" svg:width="2.847cm" svg:height="0.517cm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1" draw:name="Object34" text:anchor-type="as-char" svg:y="-0.393cm" svg:width="2.028cm" svg:height="0.517cm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1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2-12-16T19:58:38</dc:date>
    <meta:editing-duration>PT11H15M57S</meta:editing-duration>
    <meta:editing-cycles>98</meta:editing-cycles>
    <meta:generator>LibreOffice/3.6$Linux_X86_64 LibreOffice_project/2ef5aff-a6fb0ff-166bdff-cf087ad-0f1389</meta:generator>
    <dc:creator>jiangrui </dc:creator>
    <meta:document-statistic meta:table-count="5" meta:image-count="0" meta:object-count="74" meta:page-count="8" meta:paragraph-count="237" meta:word-count="2500" meta:character-count="2982" meta:non-whitespace-character-count="2703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